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31116961895617134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73346772806651923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09111116572747674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9744029457226055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5893712533783013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3471010198448068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83623403947566912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7303371349211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529983" text:continue-list="list683623403947566912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6725852770666586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3488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19357"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51651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51795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25808"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36669454535240149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77589320540008720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5050786751717774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42262"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1076691090832044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5860494396845595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353139694674638032" text:style-name="L15">
        <text:list-item>
          <text:list>
            <text:list-header>
              <text:p text:style-name="P183">1.5 miles averaging about 9:40/mile and rest 1 min</text:p>
            </text:list-header>
          </text:list>
        </text:list-item>
      </text:list>
      <text:p text:style-name="P24">1 mile in 8:26 and rest 2 min</text:p>
      <text:list xml:id="list124219370336961510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5950840145982858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20703"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51782834684799665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888098636095464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56831655472589947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535480" text:continue-list="list2658880986360954646" text:style-name="L19">
        <text:list-item>
          <text:list>
            <text:list-header>
              <text:p text:style-name="P187">(Pace*HR)=1240</text:p>
            </text:list-header>
          </text:list>
        </text:list-item>
      </text:list>
      <text:list xml:id="list40526145" text:continue-list="list5517828346847996656" text:style-name="L18">
        <text:list-item>
          <text:list>
            <text:list-header>
              <text:p text:style-name="P186">2 miles at 10:46/mile Ave HR= 121 bpm and rest a few minutes</text:p>
            </text:list-header>
          </text:list>
        </text:list-item>
      </text:list>
      <text:list xml:id="list40515129" text:continue-list="list4053548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51648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26356876693837117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0221214724633978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54346896865430681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952539365070209642"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96161995054758882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37336072466914026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545843"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2618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8357829964337220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02080079083423315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6994063434885389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6765233688039340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1212041091575793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89865003862857118" text:style-name="L32">
        <text:list-item>
          <text:list>
            <text:list-header>
              <text:p text:style-name="P197">0.25 miles in 2:54</text:p>
              <text:p text:style-name="P197">1 mile in 9:21 going faster as I ran and ending at around 8:30 pace</text:p>
            </text:list-header>
          </text:list>
        </text:list-item>
      </text:list>
      <text:list xml:id="list354016208874896626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783146315678190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8124886855322275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69614957764847250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05551334341881475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287086833552182653"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5T20:27:33.99</dc:date>
    <dc:creator>James Lombardi</dc:creator>
    <meta:editing-duration>P28DT14H14M49S</meta:editing-duration>
    <meta:editing-cycles>2106</meta:editing-cycles>
    <meta:generator>OpenOffice/4.1.2$Win32 OpenOffice.org_project/412m3$Build-9782</meta:generator>
    <meta:document-statistic meta:table-count="0" meta:image-count="9" meta:object-count="0" meta:page-count="208" meta:paragraph-count="6078" meta:word-count="65758" meta:character-count="336852"/>
  </office:meta>
</office:document-meta>
</file>